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5cm" svg:height="1cm" svg:x="7cm" svg:y="2cm">
          <text:p text:style-name="P1">начало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8.75cm" svg:y1="3cm" svg:x2="8.75cm" svg:y2="4cm" draw:start-shape="id1" draw:start-glue-point="2" draw:end-shape="id2" draw:end-glue-point="0" svg:d="m8750 3000v1000">
          <text:p/>
        </draw:connector>
        <draw:custom-shape draw:style-name="gr1" draw:text-style-name="P1" draw:id="id7" draw:layer="layout" svg:width="3.5cm" svg:height="1cm" svg:x="2.5cm" svg:y="11.5cm">
          <text:p text:style-name="P1">конец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.476cm" svg:height="0.963cm" svg:x="12.024cm" svg:y="8.537cm">
          <draw:text-box>
            <text:p>нет</text:p>
          </draw:text-box>
        </draw:frame>
        <draw:frame draw:style-name="gr3" draw:layer="layout" svg:width="1.226cm" svg:height="0.963cm" svg:x="4.274cm" svg:y="8.5cm">
          <draw:text-box>
            <text:p>да</text:p>
          </draw:text-box>
        </draw:frame>
        <draw:rect draw:style-name="gr4" draw:text-style-name="P1" draw:id="id4" draw:layer="layout" svg:width="6.5cm" svg:height="2.1cm" svg:x="11.8cm" svg:y="14.4cm">
          <text:p text:style-name="P1">построить</text:p>
          <text:p text:style-name="P1">тестовую программу<text:line-break/>для нее</text:p>
        </draw:rect>
        <draw:custom-shape draw:style-name="gr1" draw:text-style-name="P1" draw:id="id6" draw:layer="layout" svg:width="6.5cm" svg:height="4.5cm" svg:x="5.5cm" svg:y="7.5cm">
          <text:p text:style-name="P1">все</text:p>
          <text:p text:style-name="P1">тестовые ситуации</text:p>
          <text:p text:style-name="P1">были выбраны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1" draw:id="id2" draw:layer="layout" svg:width="7.5cm" svg:height="2cm" svg:x="5cm" svg:y="4cm">
          <text:p text:style-name="P1">подготовить набор<text:line-break/>тестовых ситуаций</text:p>
        </draw:rect>
        <draw:rect draw:style-name="gr4" draw:text-style-name="P1" draw:id="id3" draw:layer="layout" svg:width="6.5cm" svg:height="2cm" svg:x="11.8cm" svg:y="11.4cm">
          <text:p text:style-name="P1">выбрать</text:p>
          <text:p text:style-name="P1">тестовую ситуацию</text:p>
        </draw:rect>
        <draw:rect draw:style-name="gr4" draw:text-style-name="P1" draw:id="id5" draw:layer="layout" svg:width="6.5cm" svg:height="2cm" svg:x="11.8cm" svg:y="17.4cm">
          <text:p text:style-name="P1">сохранить</text:p>
          <text:p text:style-name="P1">тестовую программу</text:p>
        </draw:rect>
        <draw:connector draw:style-name="gr2" draw:text-style-name="P1" draw:layer="layout" svg:x1="15.05cm" svg:y1="13.4cm" svg:x2="15.05cm" svg:y2="14.4cm" draw:start-shape="id3" draw:start-glue-point="2" draw:end-shape="id4" draw:end-glue-point="0" svg:d="m15050 13400v1000">
          <text:p/>
        </draw:connector>
        <draw:connector draw:style-name="gr2" draw:text-style-name="P1" draw:layer="layout" svg:x1="15.05cm" svg:y1="16.5cm" svg:x2="15.05cm" svg:y2="17.4cm" draw:start-shape="id4" draw:start-glue-point="2" draw:end-shape="id5" draw:end-glue-point="0" svg:d="m15050 16500v900">
          <text:p/>
        </draw:connector>
        <draw:connector draw:style-name="gr2" draw:text-style-name="P1" draw:layer="layout" draw:line-skew="0.699cm -0.499cm" svg:x1="18.3cm" svg:y1="18.4cm" svg:x2="8.75cm" svg:y2="7.5cm" draw:start-shape="id5" draw:start-glue-point="1" draw:end-shape="id6" draw:end-glue-point="4" svg:d="m18300 18400h1200v-11900h-10750v1000">
          <text:p/>
        </draw:connector>
        <draw:connector draw:style-name="gr2" draw:text-style-name="P1" draw:layer="layout" svg:x1="12cm" svg:y1="9.75cm" svg:x2="15.05cm" svg:y2="11.4cm" draw:start-shape="id6" draw:start-glue-point="7" draw:end-shape="id3" draw:end-glue-point="0" svg:d="m12000 9750h3050v1650">
          <text:p/>
        </draw:connector>
        <draw:connector draw:style-name="gr2" draw:text-style-name="P1" draw:layer="layout" svg:x1="8.75cm" svg:y1="6cm" svg:x2="8.75cm" svg:y2="7.5cm" draw:start-shape="id2" draw:start-glue-point="2" draw:end-shape="id6" draw:end-glue-point="4" svg:d="m8750 6000v1500">
          <text:p/>
        </draw:connector>
        <draw:connector draw:style-name="gr2" draw:text-style-name="P1" draw:layer="layout" svg:x1="5.5cm" svg:y1="9.75cm" svg:x2="4.25cm" svg:y2="11.5cm" draw:start-shape="id6" draw:start-glue-point="5" draw:end-shape="id7" draw:end-glue-point="0" svg:d="m5500 9750h-1250v1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10-03-19T12:27:42.47</meta:creation-date>
    <dc:date>2010-09-06T15:44:01.61</dc:date>
    <dc:creator>Ivan Ivanov</dc:creator>
    <meta:editing-duration>PT00H27M49S</meta:editing-duration>
    <meta:editing-cycles>9</meta:editing-cycles>
    <meta:generator>OpenOffice.org/3.2$Win32 OpenOffice.org_project/320m12$Build-9483</meta:generator>
    <meta:document-statistic meta:object-count="16"/>
  </office:meta>
</office:document-meta>
</file>